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3"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4"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5"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6"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7"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8"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9"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0"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1"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6"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7"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8"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9"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0"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1"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2"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3"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4"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5"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6"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7"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8"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9"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0"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1"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2"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3"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4"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5"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6"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7"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8" style:family="paragraph" style:parent-style-name="Text_20_body" style:list-style-name="L1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9"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0"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1"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2"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3"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4" style:family="paragraph" style:parent-style-name="Text_20_body" style:list-style-name="L1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5"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6"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7"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8"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9"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3"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4"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5"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6"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7"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8"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9"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9"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0"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1"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2"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3"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4"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5"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6"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7"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8"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9"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0"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1"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2"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3"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4"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5"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6"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7"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8"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9"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0"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1" style:family="paragraph" style:parent-style-name="Text_20_body" style:list-style-name="L1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2"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3"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4"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5"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6"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7"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8"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9"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30" style:family="paragraph" style:parent-style-name="Text_20_body" style:list-style-name="L1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3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3"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4"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5"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6"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8"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39"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1"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6"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4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in" loext:border="none"/>
    </style:style>
    <style:style style:name="T5" style:family="text">
      <style:text-properties fo:font-variant="normal" fo:text-transform="none" fo:color="#0b57d0"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cure Code Policy for [Your Software Company Name]</text:h>
      <text:p text:style-name="P2"><text:span text:style-name="Strong_20_Emphasis"><text:span text:style-name="T2">1. Introduction</text:span></text:span></text:p>
      <text:p text:style-name="P80">This document outlines the Secure Code Policy for [Your Software Company Name] in accordance with the requirements of ISO 27001 for Information Security Management Systems (ISMS). This policy aims to ensure the development of secure and reliable software by promoting secure coding practices throughout the software development life cycle (SDLC).</text:p>
      <text:p text:style-name="P2"><text:span text:style-name="Strong_20_Emphasis"><text:span text:style-name="T2">2. Purpose</text:span></text:span></text:p>
      <text:p text:style-name="P80">The purpose of this policy is to:</text:p>
      <text:list text:style-name="L10">
        <text:list-item>
          <text:p text:style-name="P118">Establish guidelines for secure coding practices to minimize vulnerabilities in software products. </text:p>
        </text:list-item>
        <text:list-item>
          <text:p text:style-name="P118">Reduce the risk of security incidents and data breaches. </text:p>
        </text:list-item>
        <text:list-item>
          <text:p text:style-name="P118">Enhance the overall quality and integrity of software developed by the company. </text:p>
        </text:list-item>
        <text:list-item>
          <text:p text:style-name="P118">Comply with the requirements of ISO 27001. </text:p>
        </text:list-item>
      </text:list>
      <text:p text:style-name="P2"><text:span text:style-name="Strong_20_Emphasis"><text:span text:style-name="T2">3. Scope</text:span></text:span></text:p>
      <text:p text:style-name="P80">This policy applies to all employees, contractors, and any other individuals involved in the development of software for [Your Software Company Name]. This includes all stages of the SDLC, from design and coding to testing and deployment.</text:p>
      <text:p text:style-name="P2"><text:span text:style-name="Strong_20_Emphasis"><text:span text:style-name="T2">4. Secure Coding Practices</text:span></text:span></text:p>
      <text:list text:style-name="L11">
        <text:list-item>
          <text:p text:style-name="P60"><text:span text:style-name="Strong_20_Emphasis"><text:span text:style-name="T2">Threat Modeling:</text:span></text:span><text:span text:style-name="T3"> Developers will perform threat modeling activities to identify potential security vulnerabilities early in the development process. </text:span></text:p>
        </text:list-item>
        <text:list-item>
          <text:p text:style-name="P60"><text:span text:style-name="Strong_20_Emphasis"><text:span text:style-name="T2">Secure Coding Standards:</text:span></text:span><text:span text:style-name="T3"> The company will adopt and adhere to a recognized secure coding standard (e.g., OWASP Top 10, CWE Top 25) to guide developers in writing secure code. </text:span></text:p>
        </text:list-item>
        <text:list-item>
          <text:p text:style-name="P60"><text:span text:style-name="Strong_20_Emphasis"><text:span text:style-name="T2">Static Code Analysis (SCA):</text:span></text:span><text:span text:style-name="T3"> Utilize SCA tools to identify potential vulnerabilities and coding errors during development. </text:span></text:p>
        </text:list-item>
        <text:list-item>
          <text:p text:style-name="P60"><text:span text:style-name="Strong_20_Emphasis"><text:span text:style-name="T2">Input Validation:</text:span></text:span><text:span text:style-name="T3"> Implement robust input validation techniques to sanitize all user input and prevent attacks like injection flaws. </text:span></text:p>
        </text:list-item>
        <text:list-item>
          <text:p text:style-name="P60"><text:span text:style-name="Strong_20_Emphasis"><text:span text:style-name="T2">Security Libraries and Frameworks:</text:span></text:span><text:span text:style-name="T3"> Encourage the use of secure libraries and frameworks that promote secure coding practices. </text:span></text:p>
        </text:list-item>
        <text:list-item>
          <text:p text:style-name="P60"><text:soft-page-break/><text:span text:style-name="Strong_20_Emphasis"><text:span text:style-name="T2">Secure Coding Training:</text:span></text:span><text:span text:style-name="T3"> Provide developers with regular training on secure coding practices and best practices for mitigating common vulnerabilities. </text:span></text:p>
        </text:list-item>
        <text:list-item>
          <text:p text:style-name="P60"><text:span text:style-name="Strong_20_Emphasis"><text:span text:style-name="T2">Code Review:</text:span></text:span><text:span text:style-name="T3"> Implement a code review process to identify and address potential security issues before code is deployed. </text:span></text:p>
        </text:list-item>
        <text:list-item>
          <text:p text:style-name="P60"><text:span text:style-name="Strong_20_Emphasis"><text:span text:style-name="T2">Secure Coding Tools:</text:span></text:span><text:span text:style-name="T3"> Utilize tools that support secure coding practices, such as code linters and memory leak detectors. </text:span></text:p>
        </text:list-item>
        <text:list-item>
          <text:p text:style-name="P60"><text:span text:style-name="Strong_20_Emphasis"><text:span text:style-name="T2">Security Testing:</text:span></text:span><text:span text:style-name="T3"> Integrate security testing throughout the SDLC to identify and address vulnerabilities before deployment. </text:span></text:p>
        </text:list-item>
      </text:list>
      <text:p text:style-name="P2"><text:span text:style-name="Strong_20_Emphasis"><text:span text:style-name="T2">5. Secure Development Lifecycle (SDLC) Integration</text:span></text:span></text:p>
      <text:p text:style-name="P80">Secure coding practices will be integrated into all phases of the SDLC, including:</text:p>
      <text:list text:style-name="L12">
        <text:list-item>
          <text:p text:style-name="P69"><text:span text:style-name="Strong_20_Emphasis"><text:span text:style-name="T2">Requirements Gathering:</text:span></text:span><text:span text:style-name="T3"> Security requirements will be identified and documented during the requirements gathering phase. </text:span></text:p>
        </text:list-item>
        <text:list-item>
          <text:p text:style-name="P69"><text:span text:style-name="Strong_20_Emphasis"><text:span text:style-name="T2">Design:</text:span></text:span><text:span text:style-name="T3"> Secure design principles will be considered during the software design phase. </text:span></text:p>
        </text:list-item>
        <text:list-item>
          <text:p text:style-name="P69"><text:span text:style-name="Strong_20_Emphasis"><text:span text:style-name="T2">Coding:</text:span></text:span><text:span text:style-name="T3"> Developers will adhere to the secure coding practices outlined in this policy. </text:span></text:p>
        </text:list-item>
        <text:list-item>
          <text:p text:style-name="P69"><text:span text:style-name="Strong_20_Emphasis"><text:span text:style-name="T2">Testing:</text:span></text:span><text:span text:style-name="T3"> Security testing will be conducted throughout the development process to identify and address vulnerabilities. </text:span></text:p>
        </text:list-item>
        <text:list-item>
          <text:p text:style-name="P69"><text:span text:style-name="Strong_20_Emphasis"><text:span text:style-name="T2">Deployment:</text:span></text:span><text:span text:style-name="T3"> Secure deployment practices will be followed to minimize the risk of introducing vulnerabilities in production. </text:span></text:p>
        </text:list-item>
        <text:list-item>
          <text:p text:style-name="P69"><text:span text:style-name="Strong_20_Emphasis"><text:span text:style-name="T2">Maintenance:</text:span></text:span><text:span text:style-name="T3"> Security will be considered during software maintenance activities to address new vulnerabilities and ensure ongoing security. </text:span></text:p>
        </text:list-item>
      </text:list>
      <text:p text:style-name="P2"><text:span text:style-name="Strong_20_Emphasis"><text:span text:style-name="T2">6. Responsibilities</text:span></text:span></text:p>
      <text:list text:style-name="L13">
        <text:list-item>
          <text:p text:style-name="P75"><text:span text:style-name="Strong_20_Emphasis"><text:span text:style-name="T2">Management:</text:span></text:span><text:span text:style-name="T3"> </text:span></text:p>
          <text:list>
            <text:list-item>
              <text:p text:style-name="P122">Ensure the implementation and enforcement of this policy. </text:p>
            </text:list-item>
            <text:list-item>
              <text:p text:style-name="P122">Provide resources and training for secure coding practices. </text:p>
            </text:list-item>
            <text:list-item>
              <text:p text:style-name="P122">Promote a culture of security within the development team. </text:p>
            </text:list-item>
          </text:list>
        </text:list-item>
        <text:list-item>
          <text:p text:style-name="P75"><text:span text:style-name="Strong_20_Emphasis"><text:span text:style-name="T2">Development Team:</text:span></text:span><text:span text:style-name="T3"> </text:span></text:p>
          <text:list>
            <text:list-item>
              <text:p text:style-name="P122">Adhere to the secure coding practices outlined in this policy. </text:p>
            </text:list-item>
            <text:list-item>
              <text:p text:style-name="P122">Participate in secure code training programs. </text:p>
            </text:list-item>
            <text:list-item>
              <text:p text:style-name="P122">Report any identified security vulnerabilities promptly. </text:p>
            </text:list-item>
          </text:list>
        </text:list-item>
        <text:list-item>
          <text:p text:style-name="P75"><text:span text:style-name="Strong_20_Emphasis"><text:span text:style-name="T2">Security Team:</text:span></text:span><text:span text:style-name="T3"> </text:span></text:p>
          <text:list>
            <text:list-item>
              <text:p text:style-name="P122">Provide guidance and support on secure coding practices. </text:p>
            </text:list-item>
            <text:list-item>
              <text:p text:style-name="P122">Conduct security testing activities. </text:p>
            </text:list-item>
            <text:list-item>
              <text:p text:style-name="P122"><text:soft-page-break/>Stay updated on the latest security threats and vulnerabilities. </text:p>
            </text:list-item>
          </text:list>
        </text:list-item>
      </text:list>
      <text:p text:style-name="P2"><text:span text:style-name="Strong_20_Emphasis"><text:span text:style-name="T2">7. Enforcement</text:span></text:span></text:p>
      <text:p text:style-name="P80">Non-compliance with this policy may result in corrective actions, including code remediation and additional training.</text:p>
      <text:p text:style-name="P2"><text:span text:style-name="Strong_20_Emphasis"><text:span text:style-name="T2">8. Review</text:span></text:span></text:p>
      <text:p text:style-name="P80">This policy will be reviewed and updated periodically to reflect best practices and any changes in technology or security threats.</text:p>
      <text:p text:style-name="P2"><text:span text:style-name="Strong_20_Emphasis"><text:span text:style-name="T2">9. References</text:span></text:span></text:p>
      <text:list text:style-name="L14">
        <text:list-item>
          <text:p text:style-name="P78"><text:span text:style-name="T3">OWASP Top 10: </text:span><text:a xlink:type="simple" xlink:href="https://owasp.org/www-project-top-ten/" office:target-frame-name="_blank" xlink:show="new" text:style-name="Internet_20_link" text:visited-style-name="Visited_20_Internet_20_Link"><text:span text:style-name="T5">https://owasp.org/www-project-top-ten/</text:span></text:a><text:span text:style-name="T3"> </text:span></text:p>
        </text:list-item>
        <text:list-item>
          <text:p text:style-name="P78"><text:span text:style-name="T3">CWE Top 25: </text:span><text:a xlink:type="simple" xlink:href="https://cwe.mitre.org/" office:target-frame-name="_blank" xlink:show="new" text:style-name="Internet_20_link" text:visited-style-name="Visited_20_Internet_20_Link"><text:span text:style-name="T5">https://cwe.mitre.org/</text:span></text:a><text:span text:style-name="T3"> </text:span></text:p>
        </text:list-item>
      </text:list>
      <text:p text:style-name="P2"><text:span text:style-name="Strong_20_Emphasis"><text:span text:style-name="T2">Note:</text:span></text:span><text:span text:style-name="T3"> This is a sample Secure Code Policy template. You can customize it to fit the specific needs of your company and the programming languages used in your development projects.</text:span></text:p>
      <text:p text:style-name="P80">By implementing a Secure Code Policy and integrating secure coding practices into the SDLC, [Your Software Company Name] can significantly reduce the risk of developing software with vulnerabilities and enhance the overall security posture of your application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9:11:02.970817795</meta:creation-date>
    <dc:date>2024-07-09T19:12:14.218324889</dc:date>
    <meta:editing-duration>PT1M11S</meta:editing-duration>
    <meta:editing-cycles>3</meta:editing-cycles>
    <meta:generator>LibreOffice/24.2.4.2$Linux_X86_64 LibreOffice_project/420$Build-2</meta:generator>
    <meta:document-statistic meta:table-count="0" meta:image-count="0" meta:object-count="0" meta:page-count="3" meta:paragraph-count="51" meta:word-count="650" meta:character-count="4445" meta:non-whitespace-character-count="3846"/>
  </office:meta>
</office:document-meta>
</file>